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none" draw:fill-color="#ffffff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88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333333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729cm" svg:height="5.104cm" svg:x="1.668cm" svg:y="4.485cm" draw:corner-radius="0.353cm">
          <text:p/>
        </draw:rect>
        <draw:frame draw:style-name="gr2" draw:layer="layout" svg:width="2.465cm" svg:height="0.962cm" svg:x="3.237cm" svg:y="3.713cm">
          <draw:text-box>
            <text:p>Server</text:p>
          </draw:text-box>
        </draw:frame>
        <draw:rect draw:style-name="gr1" draw:text-style-name="P1" draw:layer="layout" svg:width="3.301cm" svg:height="3.176cm" svg:x="12.568cm" svg:y="2.785cm" draw:corner-radius="0.353cm">
          <text:p/>
        </draw:rect>
        <draw:frame draw:style-name="gr2" draw:layer="layout" svg:width="3.158cm" svg:height="0.962cm" svg:x="12.837cm" svg:y="2.013cm">
          <draw:text-box>
            <text:p>Client <text:s/>1</text:p>
          </draw:text-box>
        </draw:frame>
        <draw:line draw:style-name="gr3" draw:text-style-name="P1" draw:layer="layout" svg:x1="7.396cm" svg:y1="7.083cm" svg:x2="12.535cm" svg:y2="4.41cm">
          <text:p/>
        </draw:line>
        <draw:rect draw:style-name="gr1" draw:text-style-name="P1" draw:layer="layout" svg:width="3.301cm" svg:height="3.176cm" svg:x="12.569cm" svg:y="7.485cm" draw:corner-radius="0.353cm">
          <text:p/>
        </draw:rect>
        <draw:frame draw:style-name="gr2" draw:layer="layout" svg:width="3.158cm" svg:height="0.962cm" svg:x="12.838cm" svg:y="6.713cm">
          <draw:text-box>
            <text:p>Client <text:s/>2</text:p>
          </draw:text-box>
        </draw:frame>
        <draw:line draw:style-name="gr3" draw:text-style-name="P1" draw:layer="layout" svg:x1="7.397cm" svg:y1="7.084cm" svg:x2="12.553cm" svg:y2="9.184cm">
          <text:p/>
        </draw:line>
        <draw:rect draw:style-name="gr4" draw:text-style-name="P1" draw:layer="layout" svg:width="1.528cm" svg:height="1.527cm" svg:x="3.021cm" svg:y="6.077cm">
          <text:p/>
        </draw:rect>
        <draw:frame draw:style-name="gr2" draw:text-style-name="P2" draw:layer="layout" svg:width="3.186cm" svg:height="0.938cm" svg:x="2.37cm" svg:y="5.275cm">
          <draw:text-box>
            <text:p text:style-name="P2"><text:span text:style-name="T1">server state</text:span></text:p>
          </draw:text-box>
        </draw:frame>
        <draw:rect draw:style-name="gr5" draw:text-style-name="P1" draw:layer="layout" svg:width="1.528cm" svg:height="1.527cm" svg:x="13.469cm" svg:y="3.964cm">
          <text:p/>
        </draw:rect>
        <draw:frame draw:style-name="gr2" draw:text-style-name="P2" draw:layer="layout" svg:width="3.186cm" svg:height="0.938cm" svg:x="12.818cm" svg:y="3.162cm">
          <draw:text-box>
            <text:p text:style-name="P2"><text:span text:style-name="T1">client state</text:span></text:p>
          </draw:text-box>
        </draw:frame>
        <draw:rect draw:style-name="gr5" draw:text-style-name="P1" draw:layer="layout" svg:width="1.528cm" svg:height="1.527cm" svg:x="13.403cm" svg:y="8.721cm">
          <text:p/>
        </draw:rect>
        <draw:frame draw:style-name="gr2" draw:text-style-name="P2" draw:layer="layout" svg:width="3.186cm" svg:height="0.938cm" svg:x="12.752cm" svg:y="7.919cm">
          <draw:text-box>
            <text:p text:style-name="P2"><text:span text:style-name="T1">client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8-05-20T20:45:15</meta:creation-date>
    <dc:date>2009-11-24T14:13:47</dc:date>
    <dc:language>en-US</dc:language>
    <meta:editing-cycles>5</meta:editing-cycles>
    <meta:editing-duration>PT00H12M21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